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5b5" officeooo:paragraph-rsid="000bb5b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0bea" officeooo:paragraph-rsid="000c0be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6022" officeooo:paragraph-rsid="000c60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a2e2" officeooo:paragraph-rsid="000ca2e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f0bc" officeooo:paragraph-rsid="000d3b6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bb5b5" officeooo:paragraph-rsid="000bb5b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b5b5" officeooo:paragraph-rsid="000c0b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d3b6e" officeooo:paragraph-rsid="000d3b6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be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3b6e" style:font-weight-asian="normal" style:font-weight-complex="normal"/>
    </style:style>
    <style:style style:name="T5" style:family="text">
      <style:text-properties officeooo:rsid="000d3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DE PILHA</text:p>
      <text:p text:style-name="P6"/>
      <text:p text:style-name="P7"><text:span text:style-name="T1">1 – </text:span><text:span text:style-name="T2">Uma pilha, é um tipo de estrutura de dados, que segue as regras de inserção e remoção do tipo LIFO, Last In, First Output. Ou seja, o primeiro dado que entra, acaba sendo o primeiro a sair.</text:span></text:p>
      <text:p text:style-name="P7"/>
      <text:p text:style-name="P7"><text:s/><text:span text:style-name="T2">Normalmente, acaba tendo mais uso para guardar dados de situações ou estados passados.</text:span></text:p>
      <text:p text:style-name="P7"/>
      <text:p text:style-name="P2">2 – <text:span text:style-name="T3">Pode ser utilizada em situações onde é necessário saber o ultimo dado do qual foi guardado, ou reverter uma ação, desfazendo o estado atual e voltando para o estado anterior. E outras aplicações como, análise de uma expressão matemática.</text:span></text:p>
      <text:p text:style-name="P2"><text:span text:style-name="T3"/></text:p>
      <text:p text:style-name="P3">3 – <text:span text:style-name="T3">Devido as regras da Pilha serem do tipo LIFO, todos os dados teriam que ser guardados em algum outro tipo de estrutura de dados, como um vetor, e logo após, todos devem ser adicionados novamente na ordem correta(2,4,3,1). Sendo assim, serão 4 chamadas da função de eliminação, e 4 chamadas da função de inserção.</text:span></text:p>
      <text:p text:style-name="P3"><text:span text:style-name="T3"/></text:p>
      <text:p text:style-name="P4">4 – <text:span text:style-name="T3">Se o número de vezes que a função de remoção for chamada e o número de vezes que a função de inserção foi chamada são iguais, então é uma sequência válida, Contanto que o n vezes de inserção não seja menor que a de remoção.</text:span></text:p>
      <text:p text:style-name="P4"><text:span text:style-name="T3"/></text:p>
      <text:p text:style-name="P5">5 - <text:span text:style-name="T5">void verifica_inverso</text:span><text:span text:style-name="T4">(char *x,char *y,int tam_x,int tam_y) {</text:span></text:p>
      <text:p text:style-name="P8"><text:tab/>int i,aux;</text:p>
      <text:p text:style-name="P8"><text:tab/>aux = tam_x - 1;</text:p>
      <text:p text:style-name="P8"><text:tab/>if(tamx_y != tam_y) return;</text:p>
      <text:p text:style-name="P8"><text:tab/>else{</text:p>
      <text:p text:style-name="P8"><text:tab/><text:tab/>for(i = 0; i&lt;tam_y; ++i,aux--) {</text:p>
      <text:p text:style-name="P8"><text:tab/><text:tab/> if(y[i] != x[aux]) count++;</text:p>
      <text:p text:style-name="P8"><text:tab/><text:tab/> </text:p>
      <text:p text:style-name="P8"><text:tab/><text:tab/>}</text:p>
      <text:p text:style-name="P8"><text:tab/>}</text:p>
      <text:p text:style-name="P8"/>
      <text:p text:style-name="P8"><text:tab/>if(count == 0) printf("Não são iguais");</text:p>
      <text:p text:style-name="P8"><text:tab/>else printf("São iguais");<text:tab/></text:p>
      <text:p text:style-name="P8">}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29:59.351568690</meta:creation-date>
    <meta:generator>LibreOffice/5.2.7.2$Linux_X86_64 LibreOffice_project/20m0$Build-2</meta:generator>
    <dc:date>2019-06-06T16:41:11.973988514</dc:date>
    <meta:editing-duration>PT49M46S</meta:editing-duration>
    <meta:editing-cycles>4</meta:editing-cycles>
    <meta:document-statistic meta:table-count="0" meta:image-count="0" meta:object-count="0" meta:page-count="1" meta:paragraph-count="19" meta:word-count="239" meta:character-count="1351" meta:non-whitespace-character-count="1108"/>
  </office:meta>
</office:document-meta>
</file>